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83a42" style:font-name="Menl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.m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7:28:00.502314893</meta:creation-date>
    <meta:generator>LibreOffice/6.4.7.2$Linux_X86_64 LibreOffice_project/40$Build-2</meta:generator>
    <dc:date>2022-01-25T17:28:57.979114969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